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>
      <style:paragraph-properties fo:break-before="page"/>
    </style:style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T74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5" style:parent-style-name="Standard" style:family="paragraph"/>
    <style:style style:name="T76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T80" style:parent-style-name="DefaultParagraphFont" style:family="text">
      <style:text-properties fo:font-style="italic" style:font-style-asian="italic"/>
    </style:style>
    <style:style style:name="P81" style:parent-style-name="Standard" style:family="paragraph"/>
    <style:style style:name="P82" style:parent-style-name="Standard" style:family="paragraph">
      <style:paragraph-properties fo:margin-left="0.5in">
        <style:tab-stops/>
      </style:paragraph-properties>
    </style:style>
    <style:style style:name="P83" style:parent-style-name="Standard" style:family="paragraph"/>
    <style:style style:name="P84" style:parent-style-name="Standard" style:family="paragraph"/>
    <style:style style:name="T85" style:parent-style-name="DefaultParagraphFont" style:family="text">
      <style:text-properties fo:font-style="italic" style:font-style-asian="italic"/>
    </style:style>
    <style:style style:name="P86" style:parent-style-name="Standard" style:family="paragraph"/>
    <style:style style:name="T87" style:parent-style-name="DefaultParagraphFont" style:family="text">
      <style:text-properties fo:font-style="italic" style:font-style-asian="italic"/>
    </style:style>
    <style:style style:name="P88" style:parent-style-name="Standard" style:family="paragraph"/>
    <style:style style:name="T89" style:parent-style-name="DefaultParagraphFont" style:family="text">
      <style:text-properties fo:font-style="italic" style:font-style-asian="italic"/>
    </style:style>
    <style:style style:name="P90" style:parent-style-name="Standard" style:family="paragraph"/>
    <style:style style:name="T91" style:parent-style-name="DefaultParagraphFont" style:family="text">
      <style:text-properties fo:font-style="italic" style:font-style-asian="italic"/>
    </style:style>
    <style:style style:name="P92" style:parent-style-name="Standard" style:family="paragraph"/>
    <style:style style:name="T93" style:parent-style-name="DefaultParagraphFont" style:family="text">
      <style:text-properties fo:font-style="italic" style:font-style-asian="italic"/>
    </style:style>
    <style:style style:name="P94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95" style:parent-style-name="Standard" style:family="paragraph"/>
    <style:style style:name="P96" style:parent-style-name="Standard" style:family="paragraph"/>
    <style:style style:name="T97" style:parent-style-name="DefaultParagraphFont" style:family="text">
      <style:text-properties fo:font-style="italic" style:font-style-asian="italic"/>
    </style:style>
    <style:style style:name="T98" style:parent-style-name="DefaultParagraphFont" style:family="text">
      <style:text-properties fo:font-style="italic" style:font-style-asian="italic"/>
    </style:style>
    <style:style style:name="P99" style:parent-style-name="Standard" style:family="paragraph"/>
    <style:style style:name="T100" style:parent-style-name="DefaultParagraphFont" style:family="text">
      <style:text-properties fo:font-style="italic" style:font-style-asian="italic"/>
    </style:style>
    <style:style style:name="P101" style:parent-style-name="Standard" style:family="paragraph"/>
    <style:style style:name="T102" style:parent-style-name="DefaultParagraphFont" style:family="text">
      <style:text-properties fo:font-style="italic" style:font-style-asian="italic"/>
    </style:style>
    <style:style style:name="P103" style:parent-style-name="Standard" style:family="paragraph"/>
    <style:style style:name="T104" style:parent-style-name="DefaultParagraphFont" style:family="text">
      <style:text-properties fo:font-style="italic" style:font-style-asian="italic"/>
    </style:style>
    <style:style style:name="P105" style:parent-style-name="Standard" style:family="paragraph"/>
    <style:style style:name="T106" style:parent-style-name="DefaultParagraphFont" style:family="text">
      <style:text-properties fo:font-style="italic" style:font-style-asian="italic"/>
    </style:style>
    <style:style style:name="P107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108" style:parent-style-name="Standard" style:family="paragraph"/>
    <style:style style:name="P109" style:parent-style-name="Standard" style:family="paragraph"/>
    <style:style style:name="T110" style:parent-style-name="DefaultParagraphFont" style:family="text">
      <style:text-properties fo:font-style="italic" style:font-style-asian="italic"/>
    </style:style>
    <style:style style:name="T111" style:parent-style-name="DefaultParagraphFont" style:family="text">
      <style:text-properties fo:font-style="italic" style:font-style-asian="italic"/>
    </style:style>
    <style:style style:name="P112" style:parent-style-name="Standard" style:family="paragraph"/>
    <style:style style:name="T113" style:parent-style-name="DefaultParagraphFont" style:family="text">
      <style:text-properties fo:font-style="italic" style:font-style-asian="italic"/>
    </style:style>
    <style:style style:name="P114" style:parent-style-name="Standard" style:family="paragraph"/>
    <style:style style:name="T115" style:parent-style-name="DefaultParagraphFont" style:family="text">
      <style:text-properties fo:font-style="italic" style:font-style-asian="italic"/>
    </style:style>
    <style:style style:name="P116" style:parent-style-name="Standard" style:family="paragraph"/>
    <style:style style:name="T117" style:parent-style-name="DefaultParagraphFont" style:family="text">
      <style:text-properties fo:font-style="italic" style:font-style-asian="italic"/>
    </style:style>
    <style:style style:name="P118" style:parent-style-name="Standard" style:family="paragraph"/>
    <style:style style:name="T119" style:parent-style-name="DefaultParagraphFont" style:family="text">
      <style:text-properties fo:font-style="italic" style:font-style-asian="italic"/>
    </style:style>
    <style:style style:name="P120" style:parent-style-name="Standard" style:family="paragraph"/>
    <style:style style:name="T121" style:parent-style-name="DefaultParagraphFont" style:family="text">
      <style:text-properties fo:font-style="italic" style:font-style-asian="italic"/>
    </style:style>
    <style:style style:name="T122" style:parent-style-name="DefaultParagraphFont" style:family="text">
      <style:text-properties fo:font-style="italic" style:font-style-asian="italic"/>
    </style:style>
    <style:style style:name="P123" style:parent-style-name="Standard" style:family="paragraph"/>
    <style:style style:name="T124" style:parent-style-name="DefaultParagraphFont" style:family="text">
      <style:text-properties fo:font-style="italic" style:font-style-asian="italic"/>
    </style:style>
    <style:style style:name="P125" style:parent-style-name="Standard" style:family="paragraph"/>
    <style:style style:name="T126" style:parent-style-name="DefaultParagraphFont" style:family="text">
      <style:text-properties fo:font-style="italic" style:font-style-asian="italic"/>
    </style:style>
    <style:style style:name="P127" style:parent-style-name="Standard" style:family="paragraph"/>
    <style:style style:name="P128" style:parent-style-name="Standard" style:family="paragraph"/>
    <style:style style:name="T129" style:parent-style-name="DefaultParagraphFont" style:family="text">
      <style:text-properties fo:font-style="italic" style:font-style-asian="italic"/>
    </style:style>
    <style:style style:name="P130" style:parent-style-name="Standard" style:family="paragraph"/>
    <style:style style:name="T131" style:parent-style-name="DefaultParagraphFont" style:family="text">
      <style:text-properties fo:font-style="italic" style:font-style-asian="italic"/>
    </style:style>
    <style:style style:name="P132" style:parent-style-name="Standard" style:family="paragraph"/>
    <style:style style:name="T133" style:parent-style-name="DefaultParagraphFont" style:family="text">
      <style:text-properties fo:font-style="italic" style:font-style-asian="italic"/>
    </style:style>
    <style:style style:name="P134" style:parent-style-name="Standard" style:family="paragraph">
      <style:paragraph-properties fo:break-before="page"/>
    </style:style>
    <style:style style:name="P135" style:parent-style-name="Standard" style:family="paragraph"/>
    <style:style style:name="P136" style:parent-style-name="Standard" style:family="paragraph"/>
    <style:style style:name="T137" style:parent-style-name="DefaultParagraphFont" style:family="text">
      <style:text-properties fo:font-style="italic" style:font-style-asian="italic"/>
    </style:style>
    <style:style style:name="P138" style:parent-style-name="Standard" style:family="paragraph"/>
    <style:style style:name="T139" style:parent-style-name="DefaultParagraphFont" style:family="text">
      <style:text-properties fo:font-style="italic" style:font-style-asian="italic"/>
    </style:style>
    <style:style style:name="P140" style:parent-style-name="Standard" style:family="paragraph"/>
    <style:style style:name="T141" style:parent-style-name="DefaultParagraphFont" style:family="text">
      <style:text-properties fo:font-style="italic" style:font-style-asian="italic"/>
    </style:style>
    <style:style style:name="P142" style:parent-style-name="Standard" style:family="paragraph"/>
    <style:style style:name="T143" style:parent-style-name="DefaultParagraphFont" style:family="text">
      <style:text-properties fo:font-style="italic" style:font-style-asian="italic"/>
    </style:style>
    <style:style style:name="P144" style:parent-style-name="Standard" style:family="paragraph"/>
    <style:style style:name="T145" style:parent-style-name="DefaultParagraphFont" style:family="text">
      <style:text-properties fo:font-style="italic" style:font-style-asian="italic"/>
    </style:style>
    <style:style style:name="P146" style:parent-style-name="Standard" style:family="paragraph"/>
    <style:style style:name="T147" style:parent-style-name="DefaultParagraphFont" style:family="text">
      <style:text-properties fo:font-style="italic" style:font-style-asian="italic"/>
    </style:style>
    <style:style style:name="P148" style:parent-style-name="Standard" style:family="paragraph"/>
    <style:style style:name="T149" style:parent-style-name="DefaultParagraphFont" style:family="text">
      <style:text-properties fo:font-style="italic" style:font-style-asian="italic"/>
    </style:style>
    <style:style style:name="T150" style:parent-style-name="DefaultParagraphFont" style:family="text">
      <style:text-properties fo:font-style="italic" style:font-style-asian="italic"/>
    </style:style>
    <style:style style:name="P151" style:parent-style-name="Standard" style:family="paragraph"/>
    <style:style style:name="T152" style:parent-style-name="DefaultParagraphFont" style:family="text">
      <style:text-properties fo:font-style="italic" style:font-style-asian="italic"/>
    </style:style>
    <style:style style:name="P153" style:parent-style-name="Standard" style:family="paragraph"/>
    <style:style style:name="T154" style:parent-style-name="DefaultParagraphFont" style:family="text">
      <style:text-properties fo:font-style="italic" style:font-style-asian="italic"/>
    </style:style>
    <style:style style:name="P155" style:parent-style-name="Standard" style:family="paragraph"/>
    <style:style style:name="T156" style:parent-style-name="DefaultParagraphFont" style:family="text">
      <style:text-properties fo:font-style="italic" style:font-style-asian="italic"/>
    </style:style>
    <style:style style:name="P157" style:parent-style-name="Standard" style:family="paragraph"/>
    <style:style style:name="T158" style:parent-style-name="DefaultParagraphFont" style:family="text">
      <style:text-properties fo:font-style="italic" style:font-style-asian="italic"/>
    </style:style>
    <style:style style:name="T159" style:parent-style-name="DefaultParagraphFont" style:family="text">
      <style:text-properties fo:font-style="italic" style:font-style-asian="italic"/>
    </style:style>
    <style:style style:name="P160" style:parent-style-name="Standard" style:family="paragraph"/>
    <style:style style:name="T161" style:parent-style-name="DefaultParagraphFont" style:family="text">
      <style:text-properties fo:font-style="italic" style:font-style-asian="italic"/>
    </style:style>
    <style:style style:name="P162" style:parent-style-name="Standard" style:family="paragraph"/>
    <style:style style:name="T163" style:parent-style-name="DefaultParagraphFont" style:family="text">
      <style:text-properties fo:font-style="italic" style:font-style-asian="italic"/>
    </style:style>
    <style:style style:name="P164" style:parent-style-name="Standard" style:family="paragraph"/>
    <style:style style:name="T165" style:parent-style-name="DefaultParagraphFont" style:family="text">
      <style:text-properties fo:font-style="italic" style:font-style-asian="italic"/>
    </style:style>
    <style:style style:name="P166" style:parent-style-name="Standard" style:family="paragraph"/>
    <style:style style:name="T167" style:parent-style-name="DefaultParagraphFont" style:family="text">
      <style:text-properties fo:font-style="italic" style:font-style-asian="italic"/>
    </style:style>
    <style:style style:name="P168" style:parent-style-name="Standard" style:family="paragraph"/>
    <style:style style:name="T169" style:parent-style-name="DefaultParagraphFont" style:family="text">
      <style:text-properties fo:font-style="italic" style:font-style-asian="italic"/>
    </style:style>
    <style:style style:name="T170" style:parent-style-name="DefaultParagraphFont" style:family="text">
      <style:text-properties fo:font-style="italic" style:font-style-asian="italic"/>
    </style:style>
    <style:style style:name="P171" style:parent-style-name="Standard" style:family="paragraph"/>
    <style:style style:name="T172" style:parent-style-name="DefaultParagraphFont" style:family="text">
      <style:text-properties fo:font-style="italic" style:font-style-asian="italic"/>
    </style:style>
    <style:style style:name="P173" style:parent-style-name="Standard" style:family="paragraph"/>
    <style:style style:name="T174" style:parent-style-name="DefaultParagraphFont" style:family="text">
      <style:text-properties fo:font-style="italic" style:font-style-asian="italic"/>
    </style:style>
    <style:style style:name="P175" style:parent-style-name="Standard" style:family="paragraph"/>
    <style:style style:name="T176" style:parent-style-name="DefaultParagraphFont" style:family="text">
      <style:text-properties fo:font-style="italic" style:font-style-asian="italic"/>
    </style:style>
    <style:style style:name="T177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78" style:parent-style-name="Standard" style:family="paragraph"/>
    <style:style style:name="T179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fo:font-style="italic" style:font-style-asian="italic"/>
    </style:style>
    <style:style style:name="P181" style:parent-style-name="Standard" style:family="paragraph"/>
    <style:style style:name="T182" style:parent-style-name="DefaultParagraphFont" style:family="text">
      <style:text-properties fo:font-style="italic" style:font-style-asian="italic"/>
    </style:style>
    <style:style style:name="T183" style:parent-style-name="DefaultParagraphFont" style:family="text">
      <style:text-properties fo:font-style="italic" style:font-style-asian="italic"/>
    </style:style>
    <style:style style:name="P184" style:parent-style-name="Standard" style:family="paragraph"/>
    <style:style style:name="T185" style:parent-style-name="DefaultParagraphFont" style:family="text">
      <style:text-properties fo:font-style="italic" style:font-style-asian="italic"/>
    </style:style>
    <style:style style:name="P186" style:parent-style-name="Standard" style:family="paragraph"/>
    <style:style style:name="T187" style:parent-style-name="DefaultParagraphFont" style:family="text">
      <style:text-properties fo:font-style="italic" style:font-style-asian="italic"/>
    </style:style>
    <style:style style:name="P188" style:parent-style-name="Standard" style:family="paragraph"/>
    <style:style style:name="T189" style:parent-style-name="DefaultParagraphFont" style:family="text">
      <style:text-properties fo:font-style="italic" style:font-style-asian="italic"/>
    </style:style>
    <style:style style:name="P190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191" style:parent-style-name="Standard" style:family="paragraph"/>
    <style:style style:name="P192" style:parent-style-name="Standard" style:family="paragraph"/>
    <style:style style:name="T193" style:parent-style-name="DefaultParagraphFont" style:family="text">
      <style:text-properties fo:font-style="italic" style:font-style-asian="italic"/>
    </style:style>
    <style:style style:name="P194" style:parent-style-name="Standard" style:family="paragraph"/>
    <style:style style:name="T195" style:parent-style-name="DefaultParagraphFont" style:family="text">
      <style:text-properties fo:font-style="italic" style:font-style-asian="italic"/>
    </style:style>
    <style:style style:name="P196" style:parent-style-name="Standard" style:family="paragraph"/>
    <style:style style:name="T197" style:parent-style-name="DefaultParagraphFont" style:family="text">
      <style:text-properties fo:font-style="italic" style:font-style-asian="italic"/>
    </style:style>
    <style:style style:name="P198" style:parent-style-name="Standard" style:family="paragraph"/>
    <style:style style:name="T199" style:parent-style-name="DefaultParagraphFont" style:family="text">
      <style:text-properties fo:font-style="italic" style:font-style-asian="italic"/>
    </style:style>
    <style:style style:name="P200" style:parent-style-name="Standard" style:family="paragraph"/>
    <style:style style:name="T201" style:parent-style-name="DefaultParagraphFont" style:family="text">
      <style:text-properties fo:font-style="italic" style:font-style-asian="italic"/>
    </style:style>
    <style:style style:name="P202" style:parent-style-name="Standard" style:family="paragraph"/>
    <style:style style:name="T203" style:parent-style-name="DefaultParagraphFont" style:family="text">
      <style:text-properties fo:font-style="italic" style:font-style-asian="italic"/>
    </style:style>
    <style:style style:name="P204" style:parent-style-name="Standard" style:family="paragraph"/>
    <style:style style:name="T205" style:parent-style-name="DefaultParagraphFont" style:family="text">
      <style:text-properties fo:font-style="italic" style:font-style-asian="italic"/>
    </style:style>
    <style:style style:name="T206" style:parent-style-name="DefaultParagraphFont" style:family="text">
      <style:text-properties fo:font-style="italic" style:font-style-asian="italic"/>
    </style:style>
    <style:style style:name="P207" style:parent-style-name="Standard" style:family="paragraph"/>
    <style:style style:name="T208" style:parent-style-name="DefaultParagraphFont" style:family="text">
      <style:text-properties fo:font-style="italic" style:font-style-asian="italic"/>
    </style:style>
    <style:style style:name="P209" style:parent-style-name="Standard" style:family="paragraph"/>
    <style:style style:name="T210" style:parent-style-name="DefaultParagraphFont" style:family="text">
      <style:text-properties fo:font-style="italic" style:font-style-asian="italic"/>
    </style:style>
    <style:style style:name="P211" style:parent-style-name="Standard" style:family="paragraph"/>
    <style:style style:name="T212" style:parent-style-name="DefaultParagraphFont" style:family="text">
      <style:text-properties fo:font-style="italic" style:font-style-asian="italic"/>
    </style:style>
    <style:style style:name="P213" style:parent-style-name="Standard" style:family="paragraph"/>
    <style:style style:name="T214" style:parent-style-name="DefaultParagraphFont" style:family="text">
      <style:text-properties fo:font-style="italic" style:font-style-asian="italic"/>
    </style:style>
    <style:style style:name="P215" style:parent-style-name="Standard" style:family="paragraph"/>
    <style:style style:name="T216" style:parent-style-name="DefaultParagraphFont" style:family="text">
      <style:text-properties fo:font-style="italic" style:font-style-asian="italic"/>
    </style:style>
    <style:style style:name="P217" style:parent-style-name="Standard" style:family="paragraph"/>
    <style:style style:name="T218" style:parent-style-name="DefaultParagraphFont" style:family="text">
      <style:text-properties fo:font-style="italic" style:font-style-asian="italic"/>
    </style:style>
    <style:style style:name="P219" style:parent-style-name="Standard" style:family="paragraph"/>
    <style:style style:name="T220" style:parent-style-name="DefaultParagraphFont" style:family="text">
      <style:text-properties fo:font-style="italic" style:font-style-asian="italic"/>
    </style:style>
    <style:style style:name="P221" style:parent-style-name="Standard" style:family="paragraph"/>
    <style:style style:name="T222" style:parent-style-name="DefaultParagraphFont" style:family="text">
      <style:text-properties fo:font-style="italic" style:font-style-asian="italic"/>
    </style:style>
    <style:style style:name="T223" style:parent-style-name="DefaultParagraphFont" style:family="text">
      <style:text-properties fo:font-style="italic" style:font-style-asian="italic"/>
    </style:style>
    <style:style style:name="P224" style:parent-style-name="Standard" style:family="paragraph"/>
    <style:style style:name="T225" style:parent-style-name="DefaultParagraphFont" style:family="text">
      <style:text-properties fo:font-style="italic" style:font-style-asian="italic"/>
    </style:style>
    <style:style style:name="P226" style:parent-style-name="Standard" style:family="paragraph"/>
    <style:style style:name="T227" style:parent-style-name="DefaultParagraphFont" style:family="text">
      <style:text-properties fo:font-style="italic" style:font-style-asian="italic"/>
    </style:style>
    <style:style style:name="P228" style:parent-style-name="Standard" style:family="paragraph"/>
    <style:style style:name="T229" style:parent-style-name="DefaultParagraphFont" style:family="text">
      <style:text-properties fo:font-style="italic" style:font-style-asian="italic"/>
    </style:style>
    <style:style style:name="P230" style:parent-style-name="Standard" style:family="paragraph"/>
    <style:style style:name="T231" style:parent-style-name="DefaultParagraphFont" style:family="text">
      <style:text-properties fo:font-style="italic" style:font-style-asian="italic"/>
    </style:style>
    <style:style style:name="P232" style:parent-style-name="Standard" style:family="paragraph"/>
    <style:style style:name="T233" style:parent-style-name="DefaultParagraphFont" style:family="text">
      <style:text-properties fo:font-style="italic" style:font-style-asian="italic"/>
    </style:style>
    <style:style style:name="P234" style:parent-style-name="Standard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235" style:parent-style-name="Standard" style:family="paragraph"/>
    <style:style style:name="P236" style:parent-style-name="Standard" style:family="paragraph"/>
    <style:style style:name="T237" style:parent-style-name="DefaultParagraphFont" style:family="text">
      <style:text-properties fo:font-style="italic" style:font-style-asian="italic"/>
    </style:style>
    <style:style style:name="P238" style:parent-style-name="Standard" style:family="paragraph"/>
    <style:style style:name="T239" style:parent-style-name="DefaultParagraphFont" style:family="text">
      <style:text-properties fo:font-style="italic" style:font-style-asian="italic"/>
    </style:style>
    <style:style style:name="T240" style:parent-style-name="DefaultParagraphFont" style:family="text">
      <style:text-properties fo:font-style="italic" style:font-style-asian="italic"/>
    </style:style>
    <style:style style:name="P241" style:parent-style-name="Standard" style:family="paragraph"/>
    <style:style style:name="T242" style:parent-style-name="DefaultParagraphFont" style:family="text">
      <style:text-properties fo:font-style="italic" style:font-style-asian="italic"/>
    </style:style>
    <style:style style:name="P243" style:parent-style-name="Standard" style:family="paragraph"/>
    <style:style style:name="T244" style:parent-style-name="DefaultParagraphFont" style:family="text">
      <style:text-properties fo:font-style="italic" style:font-style-asian="italic"/>
    </style:style>
    <style:style style:name="P245" style:parent-style-name="Standard" style:family="paragraph"/>
    <style:style style:name="T246" style:parent-style-name="DefaultParagraphFont" style:family="text">
      <style:text-properties fo:font-style="italic" style:font-style-asian="italic"/>
    </style:style>
    <style:style style:name="P247" style:parent-style-name="Standard" style:family="paragraph"/>
    <style:style style:name="T248" style:parent-style-name="DefaultParagraphFont" style:family="text">
      <style:text-properties fo:font-style="italic" style:font-style-asian="italic"/>
    </style:style>
    <style:style style:name="P249" style:parent-style-name="Standard" style:family="paragraph"/>
    <style:style style:name="T250" style:parent-style-name="DefaultParagraphFont" style:family="text">
      <style:text-properties fo:font-style="italic" style:font-style-asian="italic"/>
    </style:style>
    <style:style style:name="P251" style:parent-style-name="Standard" style:family="paragraph"/>
    <style:style style:name="T252" style:parent-style-name="DefaultParagraphFont" style:family="text">
      <style:text-properties fo:font-style="italic" style:font-style-asian="italic"/>
    </style:style>
    <style:style style:name="P253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254" style:parent-style-name="Standard" style:family="paragraph"/>
    <style:style style:name="P255" style:parent-style-name="Standard" style:family="paragraph"/>
    <style:style style:name="P256" style:parent-style-name="Standard" style:family="paragraph"/>
    <style:style style:name="P257" style:parent-style-name="Standard" style:family="paragraph">
      <style:paragraph-properties fo:margin-left="0.5in">
        <style:tab-stops/>
      </style:paragraph-properties>
    </style:style>
    <style:style style:name="P258" style:parent-style-name="Standard" style:family="paragraph"/>
    <style:style style:name="P259" style:parent-style-name="Standard" style:family="paragraph"/>
    <style:style style:name="P260" style:parent-style-name="Standard" style:family="paragraph"/>
    <style:style style:name="P261" style:parent-style-name="Standard" style:family="paragraph"/>
    <style:style style:name="P262" style:parent-style-name="Standard" style:family="paragraph"/>
    <style:style style:name="P263" style:parent-style-name="Standard" style:family="paragraph"/>
    <style:style style:name="P264" style:parent-style-name="Standard" style:family="paragraph"/>
    <style:style style:name="P265" style:parent-style-name="Standard" style:family="paragraph"/>
    <style:style style:name="P266" style:parent-style-name="Standard" style:family="paragraph"/>
    <style:style style:name="P267" style:parent-style-name="Standard" style:family="paragraph"/>
    <style:style style:name="P268" style:parent-style-name="Standard" style:family="paragraph"/>
    <style:style style:name="P269" style:parent-style-name="Standard" style:family="paragraph"/>
    <style:style style:name="P270" style:parent-style-name="Standard" style:family="paragraph">
      <style:paragraph-properties fo:margin-left="0.5in">
        <style:tab-stops/>
      </style:paragraph-properties>
    </style:style>
    <style:style style:name="P271" style:parent-style-name="Standard" style:family="paragraph">
      <style:paragraph-properties fo:break-before="page"/>
    </style:style>
    <style:style style:name="P272" style:parent-style-name="Standard" style:family="paragraph"/>
    <style:style style:name="P273" style:parent-style-name="Standard" style:family="paragraph"/>
    <style:style style:name="T274" style:parent-style-name="DefaultParagraphFont" style:family="text">
      <style:text-properties fo:font-style="italic" style:font-style-asian="italic"/>
    </style:style>
    <style:style style:name="P275" style:parent-style-name="Standard" style:family="paragraph"/>
    <style:style style:name="T276" style:parent-style-name="DefaultParagraphFont" style:family="text">
      <style:text-properties fo:font-style="italic" style:font-style-asian="italic"/>
    </style:style>
    <style:style style:name="P277" style:parent-style-name="Standard" style:family="paragraph"/>
    <style:style style:name="T278" style:parent-style-name="DefaultParagraphFont" style:family="text">
      <style:text-properties fo:font-style="italic" style:font-style-asian="italic"/>
    </style:style>
    <style:style style:name="P279" style:parent-style-name="Standard" style:family="paragraph"/>
    <style:style style:name="T280" style:parent-style-name="DefaultParagraphFont" style:family="text">
      <style:text-properties fo:font-style="italic" style:font-style-asian="italic"/>
    </style:style>
    <style:style style:name="P281" style:parent-style-name="Standard" style:family="paragraph"/>
    <style:style style:name="T282" style:parent-style-name="DefaultParagraphFont" style:family="text">
      <style:text-properties fo:font-style="italic" style:font-style-asian="italic"/>
    </style:style>
    <style:style style:name="P283" style:parent-style-name="Standard" style:family="paragraph"/>
    <style:style style:name="T284" style:parent-style-name="DefaultParagraphFont" style:family="text">
      <style:text-properties fo:font-style="italic" style:font-style-asian="italic"/>
    </style:style>
    <style:style style:name="P285" style:parent-style-name="Standard" style:family="paragraph"/>
    <style:style style:name="T286" style:parent-style-name="DefaultParagraphFont" style:family="text">
      <style:text-properties fo:font-style="italic" style:font-style-asian="italic"/>
    </style:style>
    <style:style style:name="T287" style:parent-style-name="DefaultParagraphFont" style:family="text">
      <style:text-properties fo:font-style="italic" style:font-style-asian="italic"/>
    </style:style>
    <style:style style:name="P288" style:parent-style-name="Standard" style:family="paragraph"/>
    <style:style style:name="T289" style:parent-style-name="DefaultParagraphFont" style:family="text">
      <style:text-properties fo:font-style="italic" style:font-style-asian="italic"/>
    </style:style>
    <style:style style:name="P290" style:parent-style-name="Standard" style:family="paragraph"/>
    <style:style style:name="T291" style:parent-style-name="DefaultParagraphFont" style:family="text">
      <style:text-properties fo:font-style="italic" style:font-style-asian="italic"/>
    </style:style>
    <style:style style:name="P292" style:parent-style-name="Standard" style:family="paragraph"/>
    <style:style style:name="T293" style:parent-style-name="DefaultParagraphFont" style:family="text">
      <style:text-properties fo:font-style="italic" style:font-style-asian="italic"/>
    </style:style>
    <style:style style:name="T294" style:parent-style-name="DefaultParagraphFont" style:family="text">
      <style:text-properties fo:font-style="italic" style:font-style-asian="italic"/>
    </style:style>
    <style:style style:name="P295" style:parent-style-name="Standard" style:family="paragraph"/>
    <style:style style:name="T296" style:parent-style-name="DefaultParagraphFont" style:family="text">
      <style:text-properties fo:font-style="italic" style:font-style-asian="italic"/>
    </style:style>
    <style:style style:name="P297" style:parent-style-name="Standard" style:family="paragraph"/>
    <style:style style:name="T298" style:parent-style-name="DefaultParagraphFont" style:family="text">
      <style:text-properties fo:font-style="italic" style:font-style-asian="italic"/>
    </style:style>
    <style:style style:name="P299" style:parent-style-name="Standard" style:family="paragraph"/>
    <style:style style:name="T300" style:parent-style-name="DefaultParagraphFont" style:family="text">
      <style:text-properties fo:font-style="italic" style:font-style-asian="italic"/>
    </style:style>
    <style:style style:name="P301" style:parent-style-name="Standard" style:family="paragraph"/>
    <style:style style:name="T302" style:parent-style-name="DefaultParagraphFont" style:family="text">
      <style:text-properties fo:font-style="italic" style:font-style-asian="italic"/>
    </style:style>
    <style:style style:name="P303" style:parent-style-name="Standard" style:family="paragraph">
      <style:paragraph-properties fo:margin-left="1in">
        <style:tab-stops/>
      </style:paragraph-properties>
      <style:text-properties fo:font-style="italic" style:font-style-asian="italic"/>
    </style:style>
    <style:style style:name="P304" style:parent-style-name="Standard" style:family="paragraph"/>
    <style:style style:name="P305" style:parent-style-name="Standard" style:family="paragraph"/>
    <style:style style:name="T306" style:parent-style-name="DefaultParagraphFont" style:family="text">
      <style:text-properties fo:font-style="italic" style:font-style-asian="italic"/>
    </style:style>
    <style:style style:name="T307" style:parent-style-name="DefaultParagraphFont" style:family="text">
      <style:text-properties fo:font-style="italic" style:font-style-asian="italic"/>
    </style:style>
    <style:style style:name="P308" style:parent-style-name="Standard" style:family="paragraph"/>
    <style:style style:name="T309" style:parent-style-name="DefaultParagraphFont" style:family="text">
      <style:text-properties fo:font-style="italic" style:font-style-asian="italic"/>
    </style:style>
    <style:style style:name="P310" style:parent-style-name="Standard" style:family="paragraph"/>
    <style:style style:name="T311" style:parent-style-name="DefaultParagraphFont" style:family="text">
      <style:text-properties fo:font-style="italic" style:font-style-asian="italic"/>
    </style:style>
    <style:style style:name="P312" style:parent-style-name="Standard" style:family="paragraph"/>
    <style:style style:name="T313" style:parent-style-name="DefaultParagraphFont" style:family="text">
      <style:text-properties fo:font-style="italic" style:font-style-asian="italic"/>
    </style:style>
    <style:style style:name="T314" style:parent-style-name="DefaultParagraphFont" style:family="text">
      <style:text-properties fo:font-style="italic" style:font-style-asian="italic"/>
    </style:style>
    <style:style style:name="P315" style:parent-style-name="Standard" style:family="paragraph"/>
    <style:style style:name="T316" style:parent-style-name="DefaultParagraphFont" style:family="text">
      <style:text-properties fo:font-style="italic" style:font-style-asian="italic"/>
    </style:style>
    <style:style style:name="P317" style:parent-style-name="Standard" style:family="paragraph"/>
    <style:style style:name="T318" style:parent-style-name="DefaultParagraphFont" style:family="text">
      <style:text-properties fo:font-style="italic" style:font-style-asian="italic"/>
    </style:style>
    <style:style style:name="P319" style:parent-style-name="Standard" style:family="paragraph"/>
    <style:style style:name="T320" style:parent-style-name="DefaultParagraphFont" style:family="text">
      <style:text-properties fo:font-style="italic" style:font-style-asian="italic"/>
    </style:style>
    <style:style style:name="P321" style:parent-style-name="Standard" style:family="paragraph"/>
    <style:style style:name="T322" style:parent-style-name="DefaultParagraphFont" style:family="text">
      <style:text-properties fo:font-style="italic" style:font-style-asian="italic"/>
    </style:style>
    <style:style style:name="P323" style:parent-style-name="Standard" style:family="paragraph"/>
    <style:style style:name="P324" style:parent-style-name="Standard" style:family="paragraph"/>
    <style:style style:name="P325" style:parent-style-name="Standard" style:family="paragraph"/>
    <style:style style:name="P326" style:parent-style-name="Standard" style:family="paragraph"/>
    <style:style style:name="P327" style:parent-style-name="Standard" style:family="paragraph">
      <style:paragraph-properties fo:break-before="page"/>
    </style:style>
    <style:style style:name="P328" style:parent-style-name="Standard" style:family="paragraph"/>
    <style:style style:name="P329" style:parent-style-name="Standard" style:family="paragraph"/>
    <style:style style:name="T330" style:parent-style-name="DefaultParagraphFont" style:family="text">
      <style:text-properties fo:font-style="italic" style:font-style-asian="italic"/>
    </style:style>
    <style:style style:name="P331" style:parent-style-name="Standard" style:family="paragraph"/>
    <style:style style:name="T332" style:parent-style-name="DefaultParagraphFont" style:family="text">
      <style:text-properties fo:font-style="italic" style:font-style-asian="italic"/>
    </style:style>
    <style:style style:name="P333" style:parent-style-name="Standard" style:family="paragraph"/>
    <style:style style:name="T334" style:parent-style-name="DefaultParagraphFont" style:family="text">
      <style:text-properties fo:font-style="italic" style:font-style-asian="italic"/>
    </style:style>
    <style:style style:name="P335" style:parent-style-name="Standard" style:family="paragraph"/>
    <style:style style:name="T336" style:parent-style-name="DefaultParagraphFont" style:family="text">
      <style:text-properties fo:font-style="italic" style:font-style-asian="italic"/>
    </style:style>
    <style:style style:name="T337" style:parent-style-name="DefaultParagraphFont" style:family="text">
      <style:text-properties fo:font-style="italic" style:font-style-asian="italic"/>
    </style:style>
    <style:style style:name="P338" style:parent-style-name="Standard" style:family="paragraph"/>
    <style:style style:name="T339" style:parent-style-name="DefaultParagraphFont" style:family="text">
      <style:text-properties fo:font-style="italic" style:font-style-asian="italic"/>
    </style:style>
    <style:style style:name="P340" style:parent-style-name="Standard" style:family="paragraph"/>
    <style:style style:name="T341" style:parent-style-name="DefaultParagraphFont" style:family="text">
      <style:text-properties fo:font-style="italic" style:font-style-asian="italic"/>
    </style:style>
    <style:style style:name="P342" style:parent-style-name="Standard" style:family="paragraph"/>
    <style:style style:name="T343" style:parent-style-name="DefaultParagraphFont" style:family="text">
      <style:text-properties fo:font-style="italic" style:font-style-asian="italic"/>
    </style:style>
    <style:style style:name="P344" style:parent-style-name="Standard" style:family="paragraph"/>
    <style:style style:name="P345" style:parent-style-name="Standard" style:family="paragraph"/>
    <style:style style:name="T346" style:parent-style-name="DefaultParagraphFont" style:family="text">
      <style:text-properties fo:font-style="italic" style:font-style-asian="italic"/>
    </style:style>
    <style:style style:name="T347" style:parent-style-name="DefaultParagraphFont" style:family="text">
      <style:text-properties fo:font-style="italic" style:font-style-asian="italic"/>
    </style:style>
    <style:style style:name="P348" style:parent-style-name="Standard" style:family="paragraph"/>
    <style:style style:name="T349" style:parent-style-name="DefaultParagraphFont" style:family="text">
      <style:text-properties fo:font-style="italic" style:font-style-asian="italic"/>
    </style:style>
    <style:style style:name="P350" style:parent-style-name="Standard" style:family="paragraph"/>
    <style:style style:name="T351" style:parent-style-name="DefaultParagraphFont" style:family="text">
      <style:text-properties fo:font-style="italic" style:font-style-asian="italic"/>
    </style:style>
    <style:style style:name="P352" style:parent-style-name="Standard" style:family="paragraph"/>
    <style:style style:name="T353" style:parent-style-name="DefaultParagraphFont" style:family="text">
      <style:text-properties fo:font-style="italic" style:font-style-asian="italic"/>
    </style:style>
    <style:style style:name="P354" style:parent-style-name="Standard" style:family="paragraph"/>
    <style:style style:name="T355" style:parent-style-name="DefaultParagraphFont" style:family="text">
      <style:text-properties fo:font-style="italic" style:font-style-asian="italic"/>
    </style:style>
    <style:style style:name="T356" style:parent-style-name="DefaultParagraphFont" style:family="text">
      <style:text-properties fo:font-style="italic" style:font-style-asian="italic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DevOps Handbook</text:p>
      <text:p text:style-name="Standard"/>
      <text:p text:style-name="Standard">Part I</text:p>
      <text:list text:style-name="WWNum1">
        <text:list-item>
          <text:p text:style-name="P2">CH 1 - Agile, continuous delivery, and the three ways</text:p>
        </text:list-item>
        <text:list-item>
          <text:p text:style-name="P3">CH 2 - The first way: the principles of flow</text:p>
        </text:list-item>
        <text:list-item>
          <text:p text:style-name="P4">CH 3 - The second way: the principles of feedback</text:p>
        </text:list-item>
        <text:list-item>
          <text:p text:style-name="P5">CH 4 - The<text:s/>third way: the principles of continual learning and experimentation</text:p>
        </text:list-item>
      </text:list>
      <text:p text:style-name="Standard"/>
      <text:p text:style-name="Standard">Part II</text:p>
      <text:list text:style-name="WWNum5">
        <text:list-item>
          <text:p text:style-name="P6">CH 5 - Selecting which value stream to start with <text:s/>pg. 51</text:p>
          <text:list text:continue-numbering="true">
            <text:list-item>
              <text:p text:style-name="P7">Greenfield vs. brownfield services <text:s/>pg. 54</text:p>
            </text:list-item>
            <text:list-item>
              <text:p text:style-name="P8">Consider both<text:s/><text:span text:style-name="T9">systems of record</text:span><text:s/>(ERP, HR, Finance) and<text:s/><text:span text:style-name="T10">systems of engagement</text:span><text:s/>(employee or customer facing) <text:s/>pg. 56</text:p>
            </text:list-item>
            <text:list-item>
              <text:p text:style-name="P11">Start with the most sympathetic and innovative groups</text:p>
              <text:list text:continue-numbering="true">
                <text:list-item>
                  <text:p text:style-name="P12">Technology adoption curve Fig 9. <text:s/>Pg. 58</text:p>
                </text:list-item>
              </text:list>
            </text:list-item>
            <text:list-item>
              <text:p text:style-name="P13">Expanding DevOps across our organization <text:s/>pg. 58</text:p>
              <text:list text:continue-numbering="true">
                <text:list-item>
                  <text:p text:style-name="P14">PH 1. Find innovators and early adopters</text:p>
                </text:list-item>
                <text:list-item>
                  <text:p text:style-name="P15">PH 2. Build critical mass and silent majority</text:p>
                </text:list-item>
                <text:list-item>
                  <text:p text:style-name="P16">PH 3. Identify the holdouts</text:p>
                </text:list-item>
              </text:list>
            </text:list-item>
            <text:list-item>
              <text:p text:style-name="P17">“Little fish learn to be big fish in little ponds.” - Peter Drucker</text:p>
            </text:list-item>
          </text:list>
        </text:list-item>
      </text:list>
      <text:p text:style-name="Standard"/>
      <text:list text:style-name="WWNum5" text:continue-numbering="true">
        <text:list-item>
          <text:p text:style-name="P18">CH 6 - Understanding the work in our value stream, making it visible, and expanding it across the organization <text:s/>pg. 61</text:p>
          <text:list text:continue-numbering="true">
            <text:list-item>
              <text:p text:style-name="P19">Identify the teams<text:s/>supporting our value stream pg. 63</text:p>
            </text:list-item>
            <text:list-item>
              <text:p text:style-name="P20">Create a value stream map to see the work <text:s/>pg. 63</text:p>
            </text:list-item>
            <text:list-item>
              <text:p text:style-name="P21">Creating a dedicating transformation team <text:s/>pg. 66</text:p>
            </text:list-item>
            <text:list-item>
              <text:p text:style-name="P22">Agree on a shared goal <text:s/>pg. 68</text:p>
            </text:list-item>
            <text:list-item>
              <text:p text:style-name="P23">Keep our improvement planning horizons short <text:s/>pg.68</text:p>
            </text:list-item>
            <text:list-item>
              <text:p text:style-name="P24">Reserve 20% of cycles for<text:s/><text:span text:style-name="T25">non-function</text:span><text:span text:style-name="T26">al requirements</text:span><text:s/>and reducing technical debt <text:s/>pg. 69</text:p>
              <text:list text:continue-numbering="true">
                <text:list-item>
                  <text:p text:style-name="P27">Positive user-invisible value <text:s/>Figure 11 <text:s/>pg. 70</text:p>
                </text:list-item>
              </text:list>
            </text:list-item>
            <text:list-item>
              <text:p text:style-name="P28">Increase the visibility of work <text:s/>pg. 73</text:p>
            </text:list-item>
            <text:list-item>
              <text:p text:style-name="P29">Use tools to reinforce desired behavior <text:s/>pg. 73</text:p>
            </text:list-item>
          </text:list>
        </text:list-item>
      </text:list>
      <text:p text:style-name="Standard"/>
      <text:list text:style-name="WWNum5" text:continue-numbering="true">
        <text:list-item>
          <text:p text:style-name="P30">CH 7 - How to design our organization and architecture with Conway’s Law in mind <text:s/>pg. 77</text:p>
          <text:list text:continue-numbering="true">
            <text:list-item>
              <text:p text:style-name="P31">ORMs <text:s/>pg. 79</text:p>
            </text:list-item>
            <text:list-item>
              <text:p text:style-name="P32">Organizational archetypes <text:s/>pg. 80</text:p>
              <text:list text:continue-numbering="true">
                <text:list-item>
                  <text:p text:style-name="P33">Functional, Matrix, Market</text:p>
                </text:list-item>
              </text:list>
            </text:list-item>
            <text:list-item>
              <text:p text:style-name="P34">Problems often caused by overly functional orientation (“optimized for cost”) <text:s/>pg. 81</text:p>
              <text:list text:continue-numbering="true">
                <text:list-item>
                  <text:p text:style-name="P35">PSC, IT, HR, shared services</text:p>
                </text:list-item>
              </text:list>
            </text:list-item>
            <text:list-item>
              <text:p text:style-name="P36">Enable market-oriented teams (“optimized for<text:s/>speed”) <text:s/>pg. 82</text:p>
            </text:list-item>
            <text:list-item>
              <text:p text:style-name="P37">Making functional orientation work <text:s/>pg. 83</text:p>
            </text:list-item>
            <text:list-item>
              <text:p text:style-name="P38">Testing, operations, and security as everyone’s job, every day <text:s/>pg. 84</text:p>
            </text:list-item>
            <text:list-item>
              <text:p text:style-name="P39">Enable every team member to be a generalist <text:s/>pg. 85</text:p>
              <text:list text:continue-numbering="true">
                <text:list-item>
                  <text:p text:style-name="P40">Specialists vs. generalists vs. “E-shaped” <text:s/>Table 2 <text:s/>pg. 86</text:p>
                  <text:list text:continue-numbering="true">
                    <text:list-item>
                      <text:p text:style-name="P41">QE transition last yr</text:p>
                    </text:list-item>
                  </text:list>
                </text:list-item>
                <text:list-item>
                  <text:p text:style-name="P42">Dr. Carol Dweck fixed vs. growth mindset <text:s/>pg.87</text:p>
                </text:list-item>
              </text:list>
            </text:list-item>
            <text:list-item>
              <text:p text:style-name="P43">Fund not projects, but services and products <text:s/>pg. 87</text:p>
            </text:list-item>
            <text:list-item>
              <text:p text:style-name="P44">Design team boundaries in accordance with Conway’s Law <text:s/>pg. 88</text:p>
            </text:list-item>
            <text:list-item>
              <text:p text:style-name="P45">Create loosely-coupled architectures to enable developer productivity and safety <text:s/>pg. 89</text:p>
            </text:list-item>
            <text:list-item>
              <text:p text:style-name="P46">Keep team sizes small (the “two-pizza team” rule) <text:s/>pg. 90</text:p>
            </text:list-item>
          </text:list>
        </text:list-item>
      </text:list>
      <text:p text:style-name="Standard"/>
      <text:list text:style-name="WWNum5" text:continue-numbering="true">
        <text:list-item>
          <text:p text:style-name="P47">CH 8 - How to get great outcomes by integrating operations into the daily work of development <text:s/>pg. 95</text:p>
          <text:list text:continue-numbering="true">
            <text:list-item>
              <text:p text:style-name="P48">Create shared services to increase developer productivity <text:s/>pg. 97</text:p>
            </text:list-item>
            <text:list-item>
              <text:p text:style-name="P49">Embed ops engineers<text:s/>into our service teams <text:s/>pg. 99</text:p>
            </text:list-item>
            <text:list-item>
              <text:p text:style-name="P50">Assign an ops engineer to each service team <text:s/>pg. 100</text:p>
            </text:list-item>
            <text:list-item>
              <text:p text:style-name="P51">Integrate ops into dev rituls <text:s/>pg. 101</text:p>
              <text:list text:continue-numbering="true">
                <text:list-item>
                  <text:p text:style-name="P52">Invite ops to our dev standups <text:s/>pg. 102</text:p>
                </text:list-item>
                <text:list-item>
                  <text:p text:style-name="P53">Invite ops to our dev retrospectives <text:s/>pg. 102</text:p>
                </text:list-item>
                <text:list-item>
                  <text:p text:style-name="P54">Make relevant ops work visible on shared kanban<text:s/>boards <text:s/>pg. 104</text:p>
                </text:list-item>
              </text:list>
            </text:list-item>
          </text:list>
        </text:list-item>
      </text:list>
      <text:p text:style-name="Standard"><draw:custom-shape svg:x="0in" svg:y="0in" svg:width="0.00069in" svg:height="0.02083in" draw:id="id0" draw:style-name="a0" draw:name="Rectangle 1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/>
      <text:soft-page-break/>
      <text:p text:style-name="P55">Part III</text:p>
      <text:list text:style-name="WWNum3">
        <text:list-item>
          <text:p text:style-name="P56">CH 9 - Create the Foundations of Our Deployment Pipeline</text:p>
          <text:list text:continue-numbering="true">
            <text:list-item>
              <text:p text:style-name="P57">Enable on-demand creation of dev, test, and production environments pg. 113</text:p>
              <text:list text:continue-numbering="true">
                <text:list-item>
                  <text:p text:style-name="P58">Use automation for any or all:</text:p>
                  <text:list text:continue-numbering="true">
                    <text:list-item>
                      <text:p text:style-name="P59">Copying a virtualized environment (eg. VMware image, etc.)</text:p>
                    </text:list-item>
                    <text:list-item>
                      <text:p text:style-name="P60">Building an automated environment creation process that starts from “bare metal” (eg, PXE install from a baseline image)</text:p>
                    </text:list-item>
                    <text:list-item>
                      <text:p text:style-name="P61">Using “infrastructure as code” config management tools (eg Puppet, Chef, Ansible, Salt, CFEngine, etc.)</text:p>
                    </text:list-item>
                    <text:list-item>
                      <text:p text:style-name="P62">Using automated automated<text:s/>operating system configuration tools (eg Solaris Jumpstart, Red Hat Kickstart, Debian preseed)</text:p>
                    </text:list-item>
                    <text:list-item>
                      <text:p text:style-name="P63">Assembling an environment from a set of virtual images or containers (eg. Vagrant, Docker)</text:p>
                    </text:list-item>
                    <text:list-item>
                      <text:p text:style-name="P64">AWS, Azure, other public cloud</text:p>
                    </text:list-item>
                  </text:list>
                </text:list-item>
              </text:list>
            </text:list-item>
            <text:list-item>
              <text:p text:style-name="P65">Create our single repository of truth for the entire system pg. 115</text:p>
              <text:list text:continue-numbering="true">
                <text:list-item>
                  <text:p text:style-name="P66">All application code and dependencies</text:p>
                </text:list-item>
                <text:list-item>
                  <text:p text:style-name="P67">Any script used to create db schemas, application reference data</text:p>
                </text:list-item>
                <text:list-item>
                  <text:p text:style-name="P68">All env create tools</text:p>
                </text:list-item>
                <text:list-item>
                  <text:p text:style-name="P69">Any file used to create containers</text:p>
                </text:list-item>
                <text:list-item>
                  <text:p text:style-name="P70">All supporting automated tests and any manual test scripts</text:p>
                </text:list-item>
                <text:list-item>
                  <text:p text:style-name="P71">Any script that supports code packaging</text:p>
                </text:list-item>
                <text:list-item>
                  <text:p text:style-name="P72">Cloud config files</text:p>
                </text:list-item>
                <text:list-item>
                  <text:p text:style-name="P73"><text:span text:style-name="T74">***Use of version control by operations is the highest predictor of both IT performance and organizational performance***</text:span><text:s text:c="2"/>pg 117</text:p>
                </text:list-item>
              </text:list>
            </text:list-item>
            <text:list-item>
              <text:p text:style-name="P75"><text:span text:style-name="T76">Make infrastructure easier to rebuild than to repair</text:span><text:s/>pg. 118</text:p>
              <text:list text:continue-numbering="true">
                <text:list-item>
                  <text:p text:style-name="P77">Pets vs. Cattle<text:s/>pg 118 - Bill Baker (Microsoft) quote</text:p>
                </text:list-item>
                <text:list-item>
                  <text:p text:style-name="P78">Make changes to one config, then automatically deploy everywhere via Puppet or Ansible, etc.</text:p>
                </text:list-item>
                <text:list-item>
                  <text:p text:style-name="P79"><text:span text:style-name="T80">Immutable infrastructure</text:span></text:p>
                </text:list-item>
              </text:list>
            </text:list-item>
            <text:list-item>
              <text:p text:style-name="P81">Modify our definition of “done” to include running in production-like environments</text:p>
            </text:list-item>
          </text:list>
        </text:list-item>
      </text:list>
      <text:p text:style-name="P82"/>
      <text:list text:style-name="WWNum3" text:continue-numbering="true">
        <text:list-item>
          <text:p text:style-name="P83">CH 10 - Enable<text:s/>fast and reliable automated testing</text:p>
          <text:list text:continue-numbering="true">
            <text:list-item>
              <text:p text:style-name="P84"><text:span text:style-name="T85">Imposter syndrome pg. 124</text:span></text:p>
            </text:list-item>
            <text:list-item>
              <text:p text:style-name="P86"><text:span text:style-name="T87">Fix-it days - improvement blitzes pg 125</text:span></text:p>
            </text:list-item>
            <text:list-item>
              <text:p text:style-name="P88"><text:span text:style-name="T89">Containers pg. 128</text:span></text:p>
            </text:list-item>
            <text:list-item>
              <text:p text:style-name="P90"><text:span text:style-name="T91">Test pyramid pg. 133</text:span></text:p>
            </text:list-item>
            <text:list-item>
              <text:p text:style-name="P92"><text:span text:style-name="T93">Test Driven Development pg. 134</text:span></text:p>
            </text:list-item>
          </text:list>
        </text:list-item>
      </text:list>
      <text:p text:style-name="P94"/>
      <text:list text:style-name="WWNum3" text:continue-numbering="true">
        <text:list-item>
          <text:p text:style-name="P95">CH 11 - Enable and practice continuous integration</text:p>
          <text:list text:continue-numbering="true">
            <text:list-item>
              <text:p text:style-name="P96"><text:span text:style-name="T97">Version control branches pg.</text:span><text:span text:style-name="T98"><text:s/>143</text:span></text:p>
            </text:list-item>
            <text:list-item>
              <text:p text:style-name="P99"><text:span text:style-name="T100">Trunk-based development pg. 145</text:span></text:p>
              <text:list text:continue-numbering="true">
                <text:list-item>
                  <text:p text:style-name="P101"><text:span text:style-name="T102">Optimize for indiv productivity</text:span></text:p>
                </text:list-item>
                <text:list-item>
                  <text:p text:style-name="P103"><text:span text:style-name="T104">Optimize for team productivity</text:span></text:p>
                </text:list-item>
              </text:list>
            </text:list-item>
            <text:list-item>
              <text:p text:style-name="P105"><text:span text:style-name="T106">BLUF don’t use feature branching pg. 147 AKA small code batch sizes</text:span></text:p>
            </text:list-item>
          </text:list>
        </text:list-item>
      </text:list>
      <text:p text:style-name="P107"/>
      <text:list text:style-name="WWNum3" text:continue-numbering="true">
        <text:list-item>
          <text:p text:style-name="P108">CH 12 - Automate and enable low-risk releases</text:p>
          <text:list text:continue-numbering="true">
            <text:list-item>
              <text:p text:style-name="P109"><text:span text:style-name="T110">Fully document the steps in the<text:s/></text:span><text:span text:style-name="T111">deployment process with an eye towards automating as many as possible. Pg. 155</text:span></text:p>
            </text:list-item>
            <text:list-item>
              <text:p text:style-name="P112"><text:span text:style-name="T113">Mean Time To Repair (MTTR) pg. 158</text:span></text:p>
            </text:list-item>
            <text:list-item>
              <text:p text:style-name="P114"><text:span text:style-name="T115">Decouple deployments from releases pg. 164</text:span></text:p>
            </text:list-item>
            <text:list-item>
              <text:p text:style-name="P116"><text:span text:style-name="T117">Environment-based release patterns pg. 165</text:span></text:p>
              <text:list text:continue-numbering="true">
                <text:list-item>
                  <text:p text:style-name="P118"><text:span text:style-name="T119">Blue-green deployment pattern pg. 166</text:span></text:p>
                </text:list-item>
                <text:list-item>
                  <text:p text:style-name="P120"><text:span text:style-name="T121">Database changes p</text:span><text:span text:style-name="T122">g. 167</text:span></text:p>
                </text:list-item>
              </text:list>
            </text:list-item>
            <text:list-item>
              <text:p text:style-name="P123"><text:span text:style-name="T124">Application-based release patterns pg. 165</text:span></text:p>
              <text:list text:continue-numbering="true">
                <text:list-item>
                  <text:p text:style-name="P125"><text:span text:style-name="T126">Dark launches</text:span></text:p>
                </text:list-item>
              </text:list>
            </text:list-item>
          </text:list>
        </text:list-item>
      </text:list>
      <text:p text:style-name="Standard"/>
      <text:list text:style-name="WWNum3" text:continue-numbering="true">
        <text:list-item>
          <text:p text:style-name="P127">CH 13 - Architect for low-risk releases</text:p>
          <text:list text:continue-numbering="true">
            <text:list-item>
              <text:p text:style-name="P128"><text:span text:style-name="T129">Architect for low-risk releases</text:span></text:p>
              <text:list text:continue-numbering="true">
                <text:list-item>
                  <text:p text:style-name="P130"><text:span text:style-name="T131">Strangler application pattern pg. 180</text:span></text:p>
                </text:list-item>
                <text:list-item>
                  <text:p text:style-name="P132"><text:span text:style-name="T133">Martin Fowler</text:span></text:p>
                </text:list-item>
              </text:list>
            </text:list-item>
          </text:list>
        </text:list-item>
      </text:list>
      <text:p text:style-name="Standard"><draw:custom-shape svg:x="0in" svg:y="0in" svg:width="0.00069in" svg:height="0.02083in" draw:id="id1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/>
      <text:soft-page-break/>
      <text:p text:style-name="P134">Part IV</text:p>
      <text:list text:style-name="WWNum2">
        <text:list-item>
          <text:p text:style-name="P135"><text:s/>CH 14 - Create telemetry to enable seeing and<text:s/>solving problems</text:p>
          <text:list text:continue-numbering="true">
            <text:list-item>
              <text:p text:style-name="P136"><text:span text:style-name="T137">Create telemetry to enable seeing and solving problems</text:span></text:p>
            </text:list-item>
            <text:list-item>
              <text:p text:style-name="P138"><text:span text:style-name="T139">Create within our applications and environments</text:span></text:p>
              <text:list text:continue-numbering="true">
                <text:list-item>
                  <text:p text:style-name="P140"><text:span text:style-name="T141">Ganglia, Graphite</text:span></text:p>
                </text:list-item>
              </text:list>
            </text:list-item>
            <text:list-item>
              <text:p text:style-name="P142"><text:span text:style-name="T143">Mean Time To Repair (MTTR) in minutes not days</text:span></text:p>
              <text:list text:continue-numbering="true">
                <text:list-item>
                  <text:p text:style-name="P144"><text:span text:style-name="T145">Graph on pg. 197</text:span></text:p>
                </text:list-item>
              </text:list>
            </text:list-item>
            <text:list-item>
              <text:p text:style-name="P146"><text:span text:style-name="T147">Art of Monitoring by James Turnball</text:span></text:p>
            </text:list-item>
            <text:list-item>
              <text:p text:style-name="P148"><text:span text:style-name="T149">Example tools foot</text:span><text:span text:style-name="T150">note pg. 199</text:span></text:p>
            </text:list-item>
            <text:list-item>
              <text:p text:style-name="P151"><text:span text:style-name="T152">Get logs, transform them into metrics using the event router</text:span></text:p>
            </text:list-item>
            <text:list-item>
              <text:p text:style-name="P153"><text:span text:style-name="T154">“Monitoring is so important that our monitoring systems need to be more available and scalable than the systems being monitored.” - Adrian Cockcroft</text:span></text:p>
            </text:list-item>
            <text:list-item>
              <text:p text:style-name="P155"><text:span text:style-name="T156">logging of critical features</text:span></text:p>
            </text:list-item>
            <text:list-item>
              <text:p text:style-name="P157"><text:span text:style-name="T158">INFO</text:span><text:span text:style-name="T159"><text:s/>– wrong login for FPY</text:span></text:p>
            </text:list-item>
            <text:list-item>
              <text:p text:style-name="P160"><text:span text:style-name="T161">WARN – DB not writing or taking too long to connect</text:span></text:p>
            </text:list-item>
            <text:list-item>
              <text:p text:style-name="P162"><text:span text:style-name="T163">WARN – Internet connectivity</text:span></text:p>
            </text:list-item>
            <text:list-item>
              <text:p text:style-name="P164"><text:span text:style-name="T165">inability to create institutional knowledge</text:span></text:p>
            </text:list-item>
            <text:list-item>
              <text:p text:style-name="P166"><text:span text:style-name="T167">80% of all outages are caused by change and 80% of MTTR is spent trying to determine what changed</text:span></text:p>
            </text:list-item>
            <text:list-item>
              <text:p text:style-name="P168"><text:span text:style-name="T169">questions<text:s/></text:span><text:span text:style-name="T170">on pg. 204</text:span></text:p>
            </text:list-item>
            <text:list-item>
              <text:p text:style-name="P171"><text:span text:style-name="T172">Enable creation of Production metrics as part of daily work</text:span></text:p>
            </text:list-item>
            <text:list-item>
              <text:p text:style-name="P173"><text:span text:style-name="T174">StatsD from Etsy</text:span></text:p>
            </text:list-item>
            <text:list-item>
              <text:p text:style-name="P175"><text:span text:style-name="T176">Create self-service access to telemetry and<text:s/></text:span><text:span text:style-name="T177">information radiators</text:span></text:p>
            </text:list-item>
            <text:list-item>
              <text:p text:style-name="P178"><text:span text:style-name="T179">IDEA</text:span><text:span text:style-name="T180"><text:s/>– create a 320F new product launch dashboard</text:span></text:p>
            </text:list-item>
            <text:list-item>
              <text:p text:style-name="P181"><text:span text:style-name="T182">When metrics aren’t actionable, they are likely vani</text:span><text:span text:style-name="T183">ty metrics that provide little useful information</text:span></text:p>
            </text:list-item>
            <text:list-item>
              <text:p text:style-name="P184"><text:span text:style-name="T185">infrastructure metrics</text:span></text:p>
            </text:list-item>
            <text:list-item>
              <text:p text:style-name="P186"><text:span text:style-name="T187">cost of delayed features</text:span></text:p>
            </text:list-item>
            <text:list-item>
              <text:p text:style-name="P188"><text:span text:style-name="T189">instead of measuring downtime, measure real business consequences of downtime. How much revenue should we have attained but didn’t.</text:span></text:p>
            </text:list-item>
          </text:list>
        </text:list-item>
      </text:list>
      <text:p text:style-name="P190"/>
      <text:list text:style-name="WWNum2" text:continue-numbering="true">
        <text:list-item>
          <text:p text:style-name="P191">CH 15 - Analyze telemetry<text:s/>to better anticipate problems and achieve goals</text:p>
          <text:list text:continue-numbering="true">
            <text:list-item>
              <text:p text:style-name="P192"><text:span text:style-name="T193">Analyze telemetry to better anticipate problems and achieve goals</text:span></text:p>
            </text:list-item>
            <text:list-item>
              <text:p text:style-name="P194"><text:span text:style-name="T195">outlier detection</text:span></text:p>
              <text:list text:continue-numbering="true">
                <text:list-item>
                  <text:p text:style-name="P196"><text:span text:style-name="T197">Normally distributed data</text:span></text:p>
                  <text:list text:continue-numbering="true">
                    <text:list-item>
                      <text:p text:style-name="P198"><text:span text:style-name="T199">compute mean and std for normal</text:span></text:p>
                    </text:list-item>
                    <text:list-item>
                      <text:p text:style-name="P200"><text:span text:style-name="T201">what to alert on</text:span></text:p>
                      <text:list text:continue-numbering="true">
                        <text:list-item>
                          <text:p text:style-name="P202"><text:span text:style-name="T203">analyze severe outages in last 30 days</text:span></text:p>
                        </text:list-item>
                        <text:list-item>
                          <text:p text:style-name="P204"><text:span text:style-name="T205">create a<text:s/></text:span><text:span text:style-name="T206">list of telemetry that could have enabled earlier and faster detection and diagnosi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7"><text:span text:style-name="T208">anomaly detection</text:span></text:p>
              <text:list text:continue-numbering="true">
                <text:list-item>
                  <text:p text:style-name="P209"><text:span text:style-name="T210">chi-squared distribution</text:span></text:p>
                </text:list-item>
                <text:list-item>
                  <text:p text:style-name="P211"><text:span text:style-name="T212">smoothing - moving averages (rolling avgs)</text:span></text:p>
                </text:list-item>
                <text:list-item>
                  <text:p text:style-name="P213"><text:span text:style-name="T214">Fast Fourier Transform test</text:span></text:p>
                </text:list-item>
                <text:list-item>
                  <text:p text:style-name="P215"><text:span text:style-name="T216">Kolmogorov Smirnov and other "non-parametric"</text:span></text:p>
                </text:list-item>
                <text:list-item>
                  <text:p text:style-name="P217"><text:span text:style-name="T218">R</text:span></text:p>
                </text:list-item>
                <text:list-item>
                  <text:p text:style-name="P219"><text:span text:style-name="T220">Oculus</text:span></text:p>
                </text:list-item>
                <text:list-item>
                  <text:p text:style-name="P221"><text:span text:style-name="T222">Op</text:span><text:span text:style-name="T223">sweekly</text:span></text:p>
                </text:list-item>
                <text:list-item>
                  <text:p text:style-name="P224"><text:span text:style-name="T225">Skyline</text:span></text:p>
                </text:list-item>
              </text:list>
            </text:list-item>
            <text:list-item>
              <text:p text:style-name="P226"><text:span text:style-name="T227">Application logs</text:span></text:p>
              <text:list text:continue-numbering="true">
                <text:list-item>
                  <text:p text:style-name="P228"><text:span text:style-name="T229">INFO - wrong FPY tool login</text:span></text:p>
                </text:list-item>
                <text:list-item>
                  <text:p text:style-name="P230"><text:span text:style-name="T231">WARN - Db writes not working or taking too long</text:span></text:p>
                </text:list-item>
                <text:list-item>
                  <text:p text:style-name="P232"><text:span text:style-name="T233">WARN - internet connectivity or uptime</text:span></text:p>
                </text:list-item>
              </text:list>
            </text:list-item>
          </text:list>
        </text:list-item>
      </text:list>
      <text:p text:style-name="P234"/>
      <text:list text:style-name="WWNum2" text:continue-numbering="true">
        <text:list-item>
          <text:p text:style-name="P235">CH 16 - Enable feedback so development and operations can safely deploy code</text:p>
          <text:list text:continue-numbering="true">
            <text:list-item>
              <text:p text:style-name="P236"><text:span text:style-name="T237">Pg 228 Progression</text:span></text:p>
            </text:list-item>
            <text:list-item>
              <text:p text:style-name="P238"><text:span text:style-name="T239">Optimize<text:s/></text:span><text:span text:style-name="T240">for MTTR instead of MTBF</text:span></text:p>
            </text:list-item>
            <text:list-item>
              <text:p text:style-name="P241"><text:span text:style-name="T242">Fix forward or roll back</text:span></text:p>
            </text:list-item>
            <text:list-item>
              <text:p text:style-name="P243"><text:span text:style-name="T244">Contextual inquiry pg 232</text:span></text:p>
              <text:list text:continue-numbering="true">
                <text:list-item>
                  <text:p text:style-name="P245"><text:span text:style-name="T246">UX observation</text:span></text:p>
                </text:list-item>
              </text:list>
            </text:list-item>
            <text:list-item>
              <text:p text:style-name="P247"><text:span text:style-name="T248">Service handback mechanism</text:span></text:p>
              <text:list text:continue-numbering="true">
                <text:list-item>
                  <text:p text:style-name="P249"><text:span text:style-name="T250">Fig. 38 Pg 237</text:span></text:p>
                </text:list-item>
              </text:list>
            </text:list-item>
            <text:list-item>
              <text:p text:style-name="P251"><text:span text:style-name="T252">Launch Readiness Review &amp; Handoff Readiness Review</text:span></text:p>
            </text:list-item>
          </text:list>
        </text:list-item>
      </text:list>
      <text:p text:style-name="P253"/>
      <text:list text:style-name="WWNum2" text:continue-numbering="true">
        <text:list-item>
          <text:p text:style-name="P254">CH 17 - Integrate hypothesis-driven development and A/B testing into our daily work</text:p>
          <text:list text:continue-numbering="true">
            <text:list-item>
              <text:p text:style-name="P255">Balsamiq</text:p>
            </text:list-item>
            <text:list-item>
              <text:p text:style-name="P256">A/B testing</text:p>
            </text:list-item>
          </text:list>
        </text:list-item>
      </text:list>
      <text:p text:style-name="P257"/>
      <text:list text:style-name="WWNum2" text:continue-numbering="true">
        <text:list-item>
          <text:p text:style-name="P258">CH 18 - Create review and coordination processes to increase quality of our current work</text:p>
          <text:list text:continue-numbering="true">
            <text:list-item>
              <text:p text:style-name="P259">Peer review</text:p>
            </text:list-item>
            <text:list-item>
              <text:p text:style-name="P260">Pull request</text:p>
            </text:list-item>
            <text:list-item>
              <text:p text:style-name="P261">Gitflow pg 250</text:p>
            </text:list-item>
            <text:list-item>
              <text:p text:style-name="P262">“The Knight Capital” failure pg 251</text:p>
            </text:list-item>
            <text:list-item>
              <text:p text:style-name="P263">Counterfactual</text:p>
            </text:list-item>
            <text:list-item>
              <text:p text:style-name="P264">Code review</text:p>
            </text:list-item>
            <text:list-item>
              <text:p text:style-name="P265">“Ask a programmer to review ten lines of code, he’ll find ten issues. Ask him to do five hundred lines, and he’ll say it looks good.” <text:s/>pg 256</text:p>
            </text:list-item>
            <text:list-item>
              <text:p text:style-name="P266">Pair programming pg 256</text:p>
              <text:list text:continue-numbering="true">
                <text:list-item>
                  <text:p text:style-name="P267">Pair pattern: driver/ observer</text:p>
                </text:list-item>
                <text:list-item>
                  <text:p text:style-name="P268">Pair pattern: one write tests/ other implement</text:p>
                </text:list-item>
              </text:list>
            </text:list-item>
            <text:list-item>
              <text:p text:style-name="P269">Extreme programming pg 259</text:p>
            </text:list-item>
          </text:list>
        </text:list-item>
      </text:list>
      <text:p text:style-name="Standard"><draw:custom-shape svg:x="0in" svg:y="0in" svg:width="0.00069in" svg:height="0.02083in" draw:id="id2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70"/>
      <text:soft-page-break/>
      <text:p text:style-name="P271">Part V</text:p>
      <text:list text:style-name="WWNum2" text:continue-numbering="true">
        <text:list-item>
          <text:p text:style-name="P272"><text:s/>CH 19 - Enable and inject learning into daily work</text:p>
          <text:list text:continue-numbering="true">
            <text:list-item>
              <text:p text:style-name="P273"><text:span text:style-name="T274">Dr. Steven Spears quote pg. 271</text:span></text:p>
            </text:list-item>
            <text:list-item>
              <text:p text:style-name="P275"><text:span text:style-name="T276">NETFLIX “Cloud Native” architecture pg. 272</text:span></text:p>
              <text:list text:continue-numbering="true">
                <text:list-item>
                  <text:p text:style-name="P277"><text:span text:style-name="T278">Chaos Monkey</text:span></text:p>
                </text:list-item>
              </text:list>
            </text:list-item>
            <text:list-item>
              <text:p text:style-name="P279"><text:span text:style-name="T280">Establish a just, learning culture</text:span></text:p>
            </text:list-item>
            <text:list-item>
              <text:p text:style-name="P281"><text:span text:style-name="T282">Dr. Sidney Dekker</text:span></text:p>
              <text:list text:continue-numbering="true">
                <text:list-item>
                  <text:p text:style-name="P283"><text:span text:style-name="T284">Bad Apple Theory</text:span></text:p>
                </text:list-item>
                <text:list-item>
                  <text:p text:style-name="P285"><text:span text:style-name="T286">“Human error is not the cause of troubles; ins</text:span><text:span text:style-name="T287">tead, human error is a consequence of the design of the tools that we gave them”</text:span></text:p>
                </text:list-item>
                <text:list-item>
                  <text:p text:style-name="P288"><text:span text:style-name="T289">Instead of “naming, blaming, and shaming or goal should always be to maximize opportunities for organizational learning.</text:span></text:p>
                </text:list-item>
              </text:list>
            </text:list-item>
            <text:list-item>
              <text:p text:style-name="P290"><text:span text:style-name="T291">Blameless postmortems pg. 274-275</text:span></text:p>
            </text:list-item>
            <text:list-item>
              <text:p text:style-name="P292"><text:span text:style-name="T293">Controlled introduct</text:span><text:span text:style-name="T294">ion of failures into production pg. 274</text:span></text:p>
            </text:list-item>
            <text:list-item>
              <text:p text:style-name="P295"><text:span text:style-name="T296">John Allspaw quote pg. 274</text:span></text:p>
            </text:list-item>
            <text:list-item>
              <text:p text:style-name="P297"><text:span text:style-name="T298">System as imagined vs system that actually exists</text:span></text:p>
            </text:list-item>
            <text:list-item>
              <text:p text:style-name="P299"><text:span text:style-name="T300">Publish post mortems as widely as possible</text:span></text:p>
              <text:list text:continue-numbering="true">
                <text:list-item>
                  <text:p text:style-name="P301"><text:span text:style-name="T302">Search: “Chef” “postmortem”</text:span></text:p>
                </text:list-item>
              </text:list>
            </text:list-item>
          </text:list>
        </text:list-item>
      </text:list>
      <text:p text:style-name="P303"/>
      <text:list text:style-name="WWNum2" text:continue-numbering="true">
        <text:list-item>
          <text:p text:style-name="P304">CH 20 - Convert local discoveries into global improvements</text:p>
          <text:list text:continue-numbering="true">
            <text:list-item>
              <text:p text:style-name="P305"><text:span text:style-name="T306">Chatbots</text:span><text:span text:style-name="T307"><text:s/>and chat rooms pg. 287</text:span></text:p>
            </text:list-item>
            <text:list-item>
              <text:p text:style-name="P308"><text:span text:style-name="T309">Automate standardized processes in software for re-use pg. 289</text:span></text:p>
            </text:list-item>
            <text:list-item>
              <text:p text:style-name="P310"><text:span text:style-name="T311">Create a single, shared source code repository for our entire organization pg. 290</text:span></text:p>
            </text:list-item>
            <text:list-item>
              <text:p text:style-name="P312"><text:span text:style-name="T313">Spread knowledge by using automated tests as documentation and communities of practice</text:span><text:span text:style-name="T314"><text:s/>pg. 293</text:span></text:p>
            </text:list-item>
            <text:list-item>
              <text:p text:style-name="P315"><text:span text:style-name="T316">Design for operations through codified nonfunctional requirements pg. 293</text:span></text:p>
            </text:list-item>
            <text:list-item>
              <text:p text:style-name="P317"><text:span text:style-name="T318">Build reusable operations user stories into development pg. 294</text:span></text:p>
              <text:list text:continue-numbering="true">
                <text:list-item>
                  <text:p text:style-name="P319"><text:span text:style-name="T320">Ops checklist pg. 295</text:span></text:p>
                </text:list-item>
              </text:list>
            </text:list-item>
            <text:list-item>
              <text:p text:style-name="P321"><text:span text:style-name="T322">Ensure technology choices help achieve organizational goals pg. 295</text:span></text:p>
            </text:list-item>
          </text:list>
        </text:list-item>
        <text:list-item>
          <text:p text:style-name="P323">CH 21 - Reserve<text:s/>time to create organizational learning and improvement</text:p>
          <text:list text:continue-numbering="true">
            <text:list-item>
              <text:p text:style-name="P324">Institutionalize rituals to pay down technical debt pg. 300</text:p>
            </text:list-item>
            <text:list-item>
              <text:p text:style-name="P325">Enable everyone to teach and learn pg. 303</text:p>
            </text:list-item>
            <text:list-item>
              <text:p text:style-name="P326">Create internal consulting and coaches to spread practices pg. 306</text:p>
            </text:list-item>
          </text:list>
        </text:list-item>
      </text:list>
      <text:p text:style-name="Standard"><draw:custom-shape svg:x="0in" svg:y="0in" svg:width="0.00069in" svg:height="0.02083in" draw:id="id3" draw:style-name="a3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/>
      <text:soft-page-break/>
      <text:p text:style-name="P327">Part VI</text:p>
      <text:list text:style-name="WWNum4">
        <text:list-item>
          <text:p text:style-name="P328">CH 22 - Information security as everyone’s job, every day</text:p>
          <text:list text:continue-numbering="true">
            <text:list-item>
              <text:p text:style-name="P329"><text:span text:style-name="T330">James Wickett creator of Gauntlet security tool</text:span></text:p>
            </text:list-item>
            <text:list-item>
              <text:p text:style-name="P331"><text:span text:style-name="T332">Integrate security into development iteration demonstrations</text:span></text:p>
            </text:list-item>
            <text:list-item>
              <text:p text:style-name="P333"><text:span text:style-name="T334">Possible metrics: development velocity, failed customer interactions</text:span></text:p>
            </text:list-item>
            <text:list-item>
              <text:p text:style-name="P335"><text:span text:style-name="T336">Integrate security into defect tracki</text:span><text:span text:style-name="T337">ng and post-mortems</text:span></text:p>
            </text:list-item>
            <text:list-item>
              <text:p text:style-name="P338"><text:span text:style-name="T339">Integrate preventive security controls into shared source code repositories and shared services</text:span></text:p>
            </text:list-item>
            <text:list-item>
              <text:p text:style-name="P340"><text:span text:style-name="T341">Integrate security into our deployment pipeline</text:span></text:p>
            </text:list-item>
            <text:list-item>
              <text:p text:style-name="P342"><text:span text:style-name="T343">Ensure security of the application</text:span></text:p>
            </text:list-item>
          </text:list>
        </text:list-item>
        <text:list-item>
          <text:p text:style-name="P344">CH 23 - Protecting the deployment pipeline</text:p>
          <text:list text:continue-numbering="true">
            <text:list-item>
              <text:p text:style-name="P345"><text:span text:style-name="T346">Integrate secu</text:span><text:span text:style-name="T347">rity and compliance into change approval processes</text:span></text:p>
            </text:list-item>
            <text:list-item>
              <text:p text:style-name="P348"><text:span text:style-name="T349">Re-categorize the majority of our lower risk changes as standard changes</text:span></text:p>
            </text:list-item>
            <text:list-item>
              <text:p text:style-name="P350"><text:span text:style-name="T351">What to do when changes are categorized as normal changes</text:span></text:p>
            </text:list-item>
            <text:list-item>
              <text:p text:style-name="P352"><text:span text:style-name="T353">Reduce reliance on separation of duty</text:span></text:p>
            </text:list-item>
            <text:list-item>
              <text:p text:style-name="P354"><text:span text:style-name="T355">Ensure documentation and proof for<text:s/></text:span><text:span text:style-name="T356">auditors and compliance officers</text:span></text:p>
            </text:list-item>
          </text:list>
        </text:list-item>
      </text:list>
      <text:p text:style-name="Standard"><draw:custom-shape svg:x="0in" svg:y="0in" svg:width="0.00069in" svg:height="0.02083in" draw:id="id4" draw:style-name="a4" draw:name="Rectangle 5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fo:font-weight="bold" style:font-weight-asian="bold" style:text-underline-type="none" style:text-underline-color="font-color"/>
    </style:style>
    <style:style style:name="ListLabel21" style:display-name="ListLabel 21" style:family="text">
      <style:text-properties fo:font-weight="bold" style:font-weight-asian="bold"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fo:font-weight="bold" style:font-weight-asian="bold" style:text-underline-type="none" style:text-underline-color="font-color"/>
    </style:style>
    <style:style style:name="WW_CharLFO3LVL3" style:family="text">
      <style:text-properties fo:font-weight="bold" style:font-weight-asian="bold"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er Zaffina</meta:initial-creator>
    <dc:creator>Peter Zaffina</dc:creator>
    <meta:creation-date>2018-04-24T23:52:00Z</meta:creation-date>
    <dc:date>2018-04-24T23:52:00Z</dc:date>
    <meta:template xlink:href="Normal.dotm" xlink:type="simple"/>
    <meta:editing-cycles>2</meta:editing-cycles>
    <meta:editing-duration>PT0S</meta:editing-duration>
    <meta:document-statistic meta:page-count="8" meta:paragraph-count="20" meta:word-count="1553" meta:character-count="10388" meta:row-count="73" meta:non-whitespace-character-count="8855"/>
  </office:meta>
</office:document-meta>
</file>